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1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MUÑOZ SILVA, WILMER HUMBERT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MUÑOZ SILVA, WILMER HUMBERT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3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NACES ROJO (PAVIPOLLO)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ROPIO (GENETICA)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8:19:35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